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4">
      <style:paragraph-properties fo:line-height="150%"/>
    </style:style>
    <style:style style:name="P4" style:family="paragraph" style:parent-style-name="Standard" style:list-style-name="L4">
      <style:paragraph-properties fo:line-height="150%"/>
    </style:style>
    <style:style style:name="P5" style:family="paragraph" style:parent-style-name="Standard" style:list-style-name="L4">
      <style:paragraph-properties fo:line-height="150%"/>
    </style:style>
    <style:style style:name="P6" style:family="paragraph" style:parent-style-name="Standard" style:list-style-name="L4">
      <style:paragraph-properties fo:line-height="150%"/>
    </style:style>
    <style:style style:name="P7" style:family="paragraph" style:parent-style-name="Standard" style:list-style-name="L4">
      <style:paragraph-properties fo:line-height="150%"/>
    </style:style>
    <style:style style:name="P8" style:family="paragraph" style:parent-style-name="Standard" style:list-style-name="L4">
      <style:paragraph-properties fo:line-height="150%"/>
    </style:style>
    <style:style style:name="P9" style:family="paragraph" style:parent-style-name="Standard" style:list-style-name="L4">
      <style:paragraph-properties fo:line-height="150%"/>
    </style:style>
    <style:style style:name="P10" style:family="paragraph" style:parent-style-name="Standard" style:list-style-name="L4">
      <style:paragraph-properties fo:line-height="150%"/>
    </style:style>
    <style:style style:name="P11" style:family="paragraph" style:parent-style-name="Standard" style:list-style-name="L4">
      <style:paragraph-properties fo:line-height="150%"/>
    </style:style>
    <style:style style:name="P12" style:family="paragraph" style:parent-style-name="Standard" style:list-style-name="L4">
      <style:paragraph-properties fo:line-height="150%"/>
    </style:style>
    <style:style style:name="P13" style:family="paragraph" style:parent-style-name="Standard" style:list-style-name="L4">
      <style:paragraph-properties fo:line-height="150%"/>
    </style:style>
    <style:style style:name="P14" style:family="paragraph" style:parent-style-name="Standard" style:list-style-name="L4">
      <style:paragraph-properties fo:line-height="150%"/>
    </style:style>
    <style:style style:name="P15" style:family="paragraph" style:parent-style-name="Standard" style:list-style-name="L4" style:master-page-name="">
      <style:paragraph-properties fo:line-height="150%" style:page-number="auto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prefix=" " style:num-suffix=" 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prefix=" " style:num-suffix=" " text:bullet-char="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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em NS para quarta-feira 04/02/2009</text:p>
      <text:p text:style-name="Standard"/>
      <text:p text:style-name="Standard"/>
      <text:list text:style-name="L4">
        <text:list-item>
          <text:p text:style-name="P15">Agente Móvel – Anexado ao nó móvel (sauim)</text:p>
          <text:list>
            <text:list-item>
              <text:p text:style-name="P3">vai mandar um broadcast a cada x segundos</text:p>
              <text:list>
                <text:list-item>
                  <text:p text:style-name="P3">O broadcast conterá o:</text:p>
                  <text:list>
                    <text:list-item>
                      <text:p text:style-name="P3">ID do pacote atual</text:p>
                    </text:list-item>
                    <text:list-item>
                      <text:p text:style-name="P3">Xperf</text:p>
                    </text:list-item>
                    <text:list-item>
                      <text:p text:style-name="P3">Yperf</text:p>
                    </text:list-item>
                    <text:list-item>
                      <text:p text:style-name="P3">ID do nó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4">
        <text:list-item>
          <text:p text:style-name="P3">Agente Fixo (Sensores)</text:p>
          <text:list>
            <text:list-item>
              <text:p text:style-name="P3">Ao <text:span text:style-name="T1">receber</text:span> um pacote:</text:p>
              <text:list>
                <text:list-item>
                  <text:p text:style-name="P3">imprimir dados</text:p>
                </text:list-item>
                <text:list-item>
                  <text:p text:style-name="P3">pacote ( eu não lembro o que ele quis dizer nesse tópico )</text:p>
                </text:list-item>
                <text:list-item>
                  <text:p text:style-name="P3">informar sua posição (x, y)</text:p>
                </text:list-item>
                <text:list-item>
                  <text:p text:style-name="P3">distância ao nó móvel (uma perfeita e outra com erro calculado)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xandre Rodrigues</meta:initial-creator>
    <meta:creation-date>2009-02-01T10:27:56</meta:creation-date>
    <dc:creator>Alexandre Rodrigues</dc:creator>
    <dc:date>2009-02-01T11:08:21</dc:date>
    <meta:editing-cycles>3</meta:editing-cycles>
    <meta:editing-duration>PT25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73" meta:character-count="387"/>
  </office:meta>
</office:document-meta>
</file>